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</text:p>
      <text:p text:style-name="P2">Month<text:tab/><text:tab/><text:tab/><text:tab/><text:tab/><text:tab/>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text:line-break/></text:p>
      <text:p text:style-name="P4">[Front Cover]</text:p>
      <text:p text:style-name="P4">[Note: The number "133" is written in pencil and circled in the top right corner of the page.]</text:p>
      <text:p text:style-name="P4"/>
      <text:p text:style-name="P5">About the attempt to make/</text:p>
      <text:p text:style-name="P5">the government recognize Sunday as Sabbath/</text:p>
      <text:p text:style-name="P5">88/</text:p>
      <text:p text:style-name="P5"/>
      <text:p text:style-name="P4">[Page 1]</text:p>
      <text:p text:style-name="P4">Brethren. <text:s/>Spasmodic efforts are made, every now and/ then, to chain the State to the clogging wheels of the/ church. <text:s/>All whom a study of history has taught what/ a drawback <text:span text:style-name="T1">will inevitably</text:span><text:span text:style-name="T3"> the success of that </text:span><text:span text:style-name="T1">perilous</text:span><text:span text:style-name="T3"> untoward scheme </text:span><text:span text:style-name="T1">must</text:span><text:span text:style-name="T3"> will inevitably be/ </text:span><text:span text:style-name="T1">be</text:span><text:span text:style-name="T3">, should try, with might and main, to prevent so/ great a check on human liberty. <text:s/>But the citizens, whose interests/ would suffer most by the consummation of the attempt, are/ the Jews of America, and they ought, in as quiet and digni-/-fied manner, as compatible with the object, exercise their influence to defeat it./ <text:s/>Fortunately they are not alone in their just antagonism;/ others will determinedly protest. <text:s/>Now, none/ will deny the wisdom of suspending temporal pursuits/ one day in the week, in order to relieve the tension of/ body and mind. <text:s/>Least of all, Israelites could oppose/ it on moral ground, for if the Decalogue at Sinai gives/ as a reason for hallowing the Sabbath the necessity/ of commemorating the completion of God's creation, Moses/ in his repetition of the ten commandments in Deuteronomy,/ clearly alleges the other cogent reason, which was only indirect-/-ly expressed in Exodus, namely, that laborers as well as their/ employers might enjoy rest. [Hebrew]/</text:span></text:p>
      <text:p text:style-name="P6"><text:soft-page-break/></text:p>
      <text:p text:style-name="P6">[Page 2]</text:p>
      <text:p text:style-name="P4"><text:span text:style-name="T3">True, to apply to Sunday the name of Sabbath, is/ </text:span><text:span text:style-name="T1">a</text:span><text:span text:style-name="T3"> to distort</text:span><text:span text:style-name="T1">ion of</text:span><text:span text:style-name="T3"> facts, or to perpetuate a pious fraud, if the phrase/ be less objectionable, and one can scarcely suppress/ a smile on seeing ministers of the gospel</text:span><text:span text:style-name="T1">s floundering</text:span><text:span text:style-name="T3">/ floundering on from blunder to blunder, finally to/ stand at some huge absurdity. <text:s/>Specimens of such tactics/ were received this month in the city of Washington at/ reception room of the Senate in the session before "the committee on education and/ labor." <text:s/>It was there and then tat a Reverend/ Doctor Byron Sunderland spoke on his pet project/ to christianize the constitution of the United States./ <text:s/>Like </text:span><text:span text:style-name="T1">some</text:span><text:span text:style-name="T3"> a number of his clerical colleagues he had urged the setting/ of the seal of national authority on the observance of the/ first day of the week. <text:s/>But he capped the climax/ of illogical talk, when undaunted by the testimony of 35 centuries frowning down upon him, he concluded with a </text:span><text:span text:style-name="T4">mirabile</text:span><text:span text:style-name="T5">/ </text:span><text:span text:style-name="T4">dictum</text:span><text:span text:style-name="T5">. <text:s/></text:span><text:span text:style-name="T2">"On Sunday Nothing"</text:span><text:span text:style-name="T5"> <text:s/>Our Sunday </text:span><text:span text:style-name="T4">is</text:span><text:span text:style-name="T5"> the seventh/ day of the Decalogue." <text:s/>A new Alexander he cut/ the Gordian Knot. <text:s/>Till the Reverend Doctor Byron Sunder-/-land arose, none could master the Hebrew passage/ [Hebrew] "But the seventh day is/ the Sabbath of the Lord thy God." <text:s/>How grateful pro-/-phets and Sages must be to the Pastor of the Presbyterian/ Church!/</text:span></text:p>
      <text:p text:style-name="P7"/>
      <text:p text:style-name="P7">[Page 3]</text:p>
      <text:p text:style-name="P4"><text:span text:style-name="T5">Still, notwithstanding, the persistent inconsistency/ of the Nazarenes, </text:span><text:span text:style-name="T2">are affor</text:span><text:span text:style-name="T5"> humanitarians must be glad,/ when sentient beings </text:span><text:span text:style-name="T2">have</text:span><text:span text:style-name="T5"> are afforded a time to think, that, as/ Moses puts it, "Man lives not on bread alone, but/ on whatsoever proceeds from the will of the Lord;" that/ we live by the satisfaction of other and higher needs than/ the mere seeking of material substance. <text:s/>Would that/ the awakening of such thoughts were in all instances the result of one day's/ general relaxation, would that while physical strength/ recuperates, spiritual powers widen also. <text:s/>We should/ not have peremptorily to coerce people into obedience to/ the law of sobriety--a law broken unfortunately even on/ Sundays by subterfuge, and never perhaps more openly/ and shamelessly than during these church-festivities, when/ intemperance runs riot, and at its heel are heart-stabbing and profanity abroad,/ wife-beating and misery at home. <text:s/>Who would not/ rejoice, if what our neighbors please to call "the lord's day,"/ partook everywhere in Christendom of the sanctity of the Eternal Lord's chosen day,/ glowingly described by Isaiah, as a restorative to the body/ and a delight to the soul; the day which was to be typical/ of a covenant between heaven and earth [Hebrew]/</text:span></text:p>
      <text:p text:style-name="P4"><text:span text:style-name="T5"/></text:p>
      <text:p text:style-name="P4"><text:span text:style-name="T5">[Page 4]</text:span></text:p>
      <text:p text:style-name="P4"><text:span text:style-name="T5">Yet, under the most favorable circumstances, Israelites/ would deplore a compulsory observance of that day by/ the arms of civil authorities. <text:s/>Encroachments/ upon the right of conscience have already been gradually/ increasing in numerous departments. <text:s/>Thus, by way of illus-/-tration, on the plea that the majority rule, our children/ are forced to labor under certain disabilities. <text:s/>They must keep/ non-biblical holidays, and often sustain losses in their/ standing at schools and colleges, for holding sacred Scriptu</text:span><text:span text:style-name="T2">r</text:span><text:span text:style-name="T5">-/-ral festivals. <text:s/>They must hear readings that do violence/ to their feelings, and prayers to which they cannot con-/-scientiously respond. <text:s/>Only a few days ago, I was/ asked by some youths, whether they could, within the/ line of Jewish consistency, </text:span><text:span text:style-name="T2">sing</text:span><text:span text:style-name="T5"> join in hymns in which the/ birth of the founder of Christianity is declared </text:span><text:span text:style-name="T2">miraculous</text:span><text:span text:style-name="T5"> divine,/ and his advent, a</text:span><text:span text:style-name="T2">s</text:span><text:span text:style-name="T5"> salvation from perdition. <text:s/>To do/ so was distasteful to my young fellow-believers, but/ then the idea of being pointed at by teachers and school-/-mates as separatists, was also disagreeable. <text:s/>I could but/ advise to bear with the unpleasantness of being considered/ exclusive, rather than </text:span><text:span text:style-name="T2">prove false</text:span><text:span text:style-name="T5"> contradict, even by a/ </text:span><text:span text:style-name="T2">word</text:span><text:span text:style-name="T5"> semblance of singing, the teaching of Hosea "[Hebrew]"/</text:span></text:p>
      <text:p text:style-name="P4"><text:span text:style-name="T5"/></text:p>
      <text:p text:style-name="P4"><text:span text:style-name="T5">[Page 5]</text:span></text:p>
      <text:p text:style-name="P4"><text:span text:style-name="T5">"Thou shalt know no god but Me, for there is/ no Saviour beside</text:span><text:span text:style-name="T2">s</text:span><text:span text:style-name="T5"> Me." <text:s/>But the petty/ annoyances to which our children are subjected, and/ others of greater weight ordinarily felt by us, would/ be </text:span><text:soft-page-break/><text:span text:style-name="T5">designedly made thorns </text:span><text:span text:style-name="T2">to</text:span><text:span text:style-name="T5"> in our eyes, and stings/ in our sides, as soon as the federal government/ should set the signet of approval on the demand/ of the sabbatarians. <text:s/>Christianity, virtually/ become the dominant religion, would look askanse[sic!]/ on all other creeds. <text:s/>Held at sufferance, they must/ then submit to inquisitorial searchings, and who can/ tell, once that Congress legislates on matters of faith,/ what persecutions may attend disputers? <text:s/>For, the rules/ contemplated are stringently severe. <text:s/>Let me quote a few:/ "No person or corporation shall perform any secular labor, nor/ shall any person engage in any play, game, amuse-/-ment or recreation on that day, in any territory, district,/ vessel or place subject to the executive jurisdiction of/ the United States......</text:span><text:span text:style-name="T2">and</text:span><text:span text:style-name="T5"> any person who shall break/ the law will be subject to a fine of not less than ten/ dollars, nor more than a thousand...All assemblies, except/ for the due and orderly observance of religious worship are/ forbidden"/</text:span></text:p>
      <text:p text:style-name="P4"><text:span text:style-name="T5"/></text:p>
      <text:p text:style-name="P4"><text:span text:style-name="T5">[Page 6]</text:span></text:p>
      <text:p text:style-name="P4"><text:span text:style-name="T5">And who shall define the species of "secular labor" in all its branchings/ the character of "a recreation," the nature of "an assembly"?/ <text:s/>Why, a theocracy set up where liberty had stood/ watching on the ramparts. <text:s/>The Palladium of human/ rights converted into a soul-tormentor! <text:s/>They who/ </text:span><text:span text:style-name="T2">condemn</text:span><text:span text:style-name="T5"> have a fling at Pharisaism, should ponder on the law of which/ the Reverend Doctor Byron Sunderland is an exponent./ <text:s/>Not Pharisaism, but early Caratism itself, so inconsiderately slavish to the/ letter, that would rather let its followers shiver than </text:span><text:span text:style-name="T2">have a</text:span><text:span text:style-name="T5"> let a fire be kindled/ by some Israelites on the Sabbath-day, might not suffer in comparison/ with this American Christanism which claims "to promote the ob-/-servance of the first day of the week as a day of religious/ worship." <text:s/>But it would not promote it, for religious/ sentiment is the growth of persuasive argument and of a manifestation of disin-/-terested love for man; never the offspring of coercion. <text:s/>It/ might breed hypocrisy, which fears the penalty im-/-osed, but not sterling piety </text:span><text:span text:style-name="T2">and</text:span><text:span text:style-name="T5"> cease then from importuning at the portals of human legislation, ye unwise leaders. <text:s/>In the language/ of the son of Amoz, I say to the memorialists [Hebrew]/ [Hebrew]. <text:s/>"Behold! ye are as nothing, and/ your work is naught." <text:s/>The Constitution, whose centennial/ celebration, only last year, created three monumental days/</text:span></text:p>
      <text:p text:style-name="P4"><text:span text:style-name="T5"/></text:p>
      <text:p text:style-name="P4"><text:span text:style-name="T5">[Page 7]</text:span></text:p>
      <text:p text:style-name="P4"><text:span text:style-name="T5">in Philadelphia--the birth-place of Freedom--is/ not to be tampered with by fanaticism, while </text:span><text:span text:style-name="T2">a</text:span><text:span text:style-name="T5">/ </text:span><text:span text:style-name="T2">day of</text:span><text:span text:style-name="T5"> </text:span><text:span text:style-name="T2">hu</text:span><text:span text:style-name="T5">man's wisdom, illumined by the flambeau of history,/ can peer into the future. <text:s/>The constitution will/ cover beneath her ample folds all that seek protection/ from the abuse of power, but never will she/ dictate tyrannical terms to those whom she has pro-/-mised shelter. <text:s/>Spasmodic efforts </text:span><text:span text:style-name="T2">will</text:span><text:span text:style-name="T5"> may be made/ every now and then, to chain the state to the/ clogging wheels of the Church, but to no purpose,/ if </text:span><text:span text:style-name="T2">we</text:span><text:span text:style-name="T5"> the coheirs of </text:span><text:span text:style-name="T2">glorious</text:span><text:span text:style-name="T5"> invaluable communities keep on the alert; for, eternal vigilance is the price/ of liberty. <text:s/>To my brethren in faith, I/ say: your dearest interests lie in the continued and/ ever </text:span><text:span text:style-name="T2">more</text:span><text:span text:style-name="T5"> remoter separation between the civil powers/ and the ecclesiastical. <text:s/>Too terribly you have suffer-/-ed by </text:span><text:span text:style-name="T2">t</text:span><text:span text:style-name="T5"> reason of their illicit alliance. <text:s/>Fraternize/ therefore with the broad-minded, who will guard against/ a usurpation of any of the franchises guaranteed </text:span><text:span text:style-name="T2">by</text:span><text:span text:style-name="T5">/ by the American Magna Charter, but take good/ heed that your liberality does not transcend the limits/ of honor and propriety. <text:s/>Your religion bids you/ hold the seventh day sacred, but when that God-appointed day/</text:span></text:p>
      <text:p text:style-name="P4"><text:span text:style-name="T5"/></text:p>
      <text:p text:style-name="P4"><text:span text:style-name="T5">[Page 8]</text:span></text:p>
      <text:p text:style-name="P4"><text:span text:style-name="T5">and the following also find you </text:span><text:span text:style-name="T2">defiantly</text:span><text:span text:style-name="T5"> deliberately engaged/ in worldly pursuits, you offend your fellow </text:span><text:span text:style-name="T2">[?]</text:span><text:span text:style-name="T5">/ citizens, and compromise the character of all the/ Jewish population. <text:s/>Beware of scandal/ and of the sin of greed </text:span><text:span text:style-name="T2">which creates it. is</text:span><text:span text:style-name="T5"> a soul-devouring monster. <text:s/>Thank-/ful to Providence, that has cast your lines in hap-/-py regions, prove your gratitude by a demeanour/ above censure, full of dignity and nobly consistent./ <text:s/>You will thus benefit the cause of freedom at large,/ promote the welfare of your </text:span><text:span text:style-name="T2">fell</text:span><text:span text:style-name="T5"> coreligionists in/ particular, and sanctify Him, who inspired His/ servant to write [Hebrew]/ [Hebrew]/ [Hebrew]/ "As the girdle cleaveth to the loins of a man, so have/ I made </text:span><text:span text:style-name="T2">the of all the</text:span><text:span text:style-name="T5"> the </text:span><text:soft-page-break/><text:span text:style-name="T5">whole house of Israel and the whole house/ of Judah to cleave unto me, saith the Lord, that they/ might be unto me for a people and for a name,/ and for a praise and for a glory." <text:s/>And so may/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4T15:31:02.55</meta:creation-date>
    <dc:date>2012-08-15T11:08:53.42</dc:date>
    <dc:creator>Penn Libraries</dc:creator>
    <meta:editing-duration>PT01H04M0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1" meta:word-count="1808" meta:character-count="11318"/>
  </office:meta>
</office:document-meta>
</file>